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1000000276422A0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Hurry Up" svg:font-family="'Hurry Up'" style:font-pitch="variable"/>
    <style:font-face style:name="Planet Benson 2" svg:font-family="'Planet Benson 2'" style:font-pitch="variable"/>
    <style:font-face style:name="宋体" svg:font-family="宋体, SimSun" style:font-pitch="variable"/>
    <style:font-face style:name="微软雅黑" svg:font-family="微软雅黑" style:font-pitch="variable"/>
    <style:font-face style:name="新細明體" svg:font-family="新細明體" style:font-pitch="variable"/>
    <style:font-face style:name="方正行楷简体" svg:font-family="方正行楷简体, 宋体" style:font-pitch="variable"/>
    <style:font-face style:name="黑体" svg:font-family="黑体, SimHei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微软雅黑1" svg:font-family="微软雅黑" style:font-family-generic="swiss" style:font-pitch="variable"/>
    <style:font-face style:name="DejaVu Serif" svg:font-family="'DejaVu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28.123cm" fo:margin-left="-0.18cm" fo:margin-right="-0.243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731cm" style:rel-column-width="8693*"/>
    </style:style>
    <style:style style:name="Table1.B" style:family="table-column">
      <style:table-column-properties style:column-width="1.72cm" style:rel-column-width="4007*"/>
    </style:style>
    <style:style style:name="Table1.C" style:family="table-column">
      <style:table-column-properties style:column-width="2.143cm" style:rel-column-width="4994*"/>
    </style:style>
    <style:style style:name="Table1.D" style:family="table-column">
      <style:table-column-properties style:column-width="1.164cm" style:rel-column-width="2712*"/>
    </style:style>
    <style:style style:name="Table1.E" style:family="table-column">
      <style:table-column-properties style:column-width="1.746cm" style:rel-column-width="4069*"/>
    </style:style>
    <style:style style:name="Table1.F" style:family="table-column">
      <style:table-column-properties style:column-width="1.191cm" style:rel-column-width="2774*"/>
    </style:style>
    <style:style style:name="Table1.J" style:family="table-column">
      <style:table-column-properties style:column-width="1.852cm" style:rel-column-width="4315*"/>
    </style:style>
    <style:style style:name="Table1.K" style:family="table-column">
      <style:table-column-properties style:column-width="3.678cm" style:rel-column-width="8570*"/>
    </style:style>
    <style:style style:name="Table1.M" style:family="table-column">
      <style:table-column-properties style:column-width="2.487cm" style:rel-column-width="5795*"/>
    </style:style>
    <style:style style:name="Table1.N" style:family="table-column">
      <style:table-column-properties style:column-width="1.879cm" style:rel-column-width="4379*"/>
    </style:style>
    <style:style style:name="Table1.1" style:family="table-row">
      <style:table-row-properties style:row-height="0.501cm" style:keep-together="false" fo:keep-together="always"/>
    </style:style>
    <style:style style:name="Table1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#ffffff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.N1" style:family="table-cell">
      <style:table-cell-properties style:vertical-align="top" fo:background-color="#ffffff" style:border-line-width-left="0.002cm 0.035cm 0.002cm" style:border-line-width-right="0.002cm 0.035cm 0.002cm" style:border-line-width-top="0.002cm 0.035cm 0.002cm" fo:padding-left="0.191cm" fo:padding-right="0.191cm" fo:padding-top="0cm" fo:padding-bottom="0cm" fo:border-left="0.039cm double #000000" fo:border-right="0.039cm double #000000" fo:border-top="0.039cm double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80808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808080" style:writing-mode="lr-tb">
        <style:background-image/>
      </style:table-cell-properties>
    </style:style>
    <style:style style:name="Table1.J2" style:family="table-cell">
      <style:table-cell-properties style:vertical-align="top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>
        <style:background-image/>
      </style:table-cell-properties>
    </style:style>
    <style:style style:name="Table1.K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>
        <style:background-image/>
      </style:table-cell-properties>
    </style:style>
    <style:style style:name="Table1.N2" style:family="table-cell">
      <style:table-cell-properties style:vertical-align="middle" fo:background-color="#ffffff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none" style:writing-mode="lr-tb">
        <style:background-image/>
      </style:table-cell-properties>
    </style:style>
    <style:style style:name="Table1.3" style:family="table-row">
      <style:table-row-properties style:row-height="0.501cm" fo:background-color="transparent" style:keep-together="false" fo:keep-together="always">
        <style:background-image/>
      </style:table-row-properties>
    </style:style>
    <style:style style:name="Table1.B3" style:family="table-cell">
      <style:table-cell-properties style:vertical-align="top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808080" fo:border-bottom="0.039cm double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808080" fo:border-bottom="0.039cm double #000000" style:writing-mode="lr-tb">
        <style:background-image/>
      </style:table-cell-properties>
    </style:style>
    <style:style style:name="Table1.J3" style:family="table-cell">
      <style:table-cell-properties style:vertical-align="top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>
        <style:background-image/>
      </style:table-cell-properties>
    </style:style>
    <style:style style:name="Table1.K3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>
        <style:background-image/>
      </style:table-cell-properties>
    </style:style>
    <style:style style:name="Table1.N3" style:family="table-cell">
      <style:table-cell-properties style:vertical-align="top" fo:background-color="#ffffff"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0" fo:border-right="0.039cm double #000000" fo:border-top="0.018cm solid #000000" fo:border-bottom="0.039cm double #000000" style:writing-mode="lr-tb">
        <style:background-image/>
      </style:table-cell-properties>
    </style:style>
    <style:style style:name="Table2" style:family="table">
      <style:table-properties style:width="28.099cm" fo:margin-left="-0.199cm" table:align="left" style:writing-mode="lr-tb"/>
    </style:style>
    <style:style style:name="Table2.A" style:family="table-column">
      <style:table-column-properties style:column-width="0.61cm"/>
    </style:style>
    <style:style style:name="Table2.B" style:family="table-column">
      <style:table-column-properties style:column-width="1.919cm"/>
    </style:style>
    <style:style style:name="Table2.C" style:family="table-column">
      <style:table-column-properties style:column-width="0.612cm"/>
    </style:style>
    <style:style style:name="Table2.E" style:family="table-column">
      <style:table-column-properties style:column-width="0.43cm"/>
    </style:style>
    <style:style style:name="Table2.F" style:family="table-column">
      <style:table-column-properties style:column-width="1.228cm"/>
    </style:style>
    <style:style style:name="Table2.I" style:family="table-column">
      <style:table-column-properties style:column-width="0.432cm"/>
    </style:style>
    <style:style style:name="Table2.U" style:family="table-column">
      <style:table-column-properties style:column-width="0.434cm"/>
    </style:style>
    <style:style style:name="Table2.Y" style:family="table-column">
      <style:table-column-properties style:column-width="0.836cm"/>
    </style:style>
    <style:style style:name="Table2.Z" style:family="table-column">
      <style:table-column-properties style:column-width="0.575cm"/>
    </style:style>
    <style:style style:name="Table2.k" style:family="table-column">
      <style:table-column-properties style:column-width="0.593cm"/>
    </style:style>
    <style:style style:name="Table2.1" style:family="table-row">
      <style:table-row-properties style:min-row-height="0.51cm"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i1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k1" style:family="table-cell">
      <style:table-cell-properties style:vertical-align="middle" fo:background-color="#f3f3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row-height="0.45cm" style:keep-together="true" fo:keep-together="auto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F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000000" fo:border-bottom="0.018cm solid #000000" style:writing-mode="lr-tb"/>
    </style:style>
    <style:style style:name="Table2.Z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2.i2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808080" style:writing-mode="lr-tb">
        <style:background-image/>
      </style:table-cell-properties>
    </style:style>
    <style:style style:name="Table2.k2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2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2.Z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2.i3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808080" style:writing-mode="lr-tb">
        <style:background-image/>
      </style:table-cell-properties>
    </style:style>
    <style:style style:name="Table2.k3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808080" style:writing-mode="lr-tb">
        <style:background-image/>
      </style:table-cell-properties>
    </style:style>
    <style:style style:name="Table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2.Z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2.i4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000000" style:writing-mode="lr-tb">
        <style:background-image/>
      </style:table-cell-properties>
    </style:style>
    <style:style style:name="Table2.k4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2.32" style:family="table-row">
      <style:table-row-properties style:min-row-height="0.265cm" style:keep-together="true" fo:keep-together="auto"/>
    </style:style>
    <style:style style:name="Table2.k32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2.33" style:family="table-row">
      <style:table-row-properties style:min-row-height="0.503cm" style:keep-together="true" fo:keep-together="auto"/>
    </style:style>
    <style:style style:name="Table2.k33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3" style:family="table">
      <style:table-properties style:width="28.099cm" fo:margin-left="-0.199cm" table:align="left" style:writing-mode="lr-tb"/>
    </style:style>
    <style:style style:name="Table3.A" style:family="table-column">
      <style:table-column-properties style:column-width="5.371cm"/>
    </style:style>
    <style:style style:name="Table3.B" style:family="table-column">
      <style:table-column-properties style:column-width="15.928cm"/>
    </style:style>
    <style:style style:name="Table3.C" style:family="table-column">
      <style:table-column-properties style:column-width="2.381cm"/>
    </style:style>
    <style:style style:name="Table3.D" style:family="table-column">
      <style:table-column-properties style:column-width="2.355cm"/>
    </style:style>
    <style:style style:name="Table3.E" style:family="table-column">
      <style:table-column-properties style:column-width="2.064cm"/>
    </style:style>
    <style:style style:name="Table3.1" style:family="table-row">
      <style:table-row-properties style:min-row-height="0.529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E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28.099cm" fo:margin-left="-0.199cm" table:align="left" style:writing-mode="lr-tb"/>
    </style:style>
    <style:style style:name="Table4.A" style:family="table-column">
      <style:table-column-properties style:column-width="0.61cm"/>
    </style:style>
    <style:style style:name="Table4.B" style:family="table-column">
      <style:table-column-properties style:column-width="1.919cm"/>
    </style:style>
    <style:style style:name="Table4.C" style:family="table-column">
      <style:table-column-properties style:column-width="0.612cm"/>
    </style:style>
    <style:style style:name="Table4.E" style:family="table-column">
      <style:table-column-properties style:column-width="0.43cm"/>
    </style:style>
    <style:style style:name="Table4.F" style:family="table-column">
      <style:table-column-properties style:column-width="1.228cm"/>
    </style:style>
    <style:style style:name="Table4.I" style:family="table-column">
      <style:table-column-properties style:column-width="0.432cm"/>
    </style:style>
    <style:style style:name="Table4.U" style:family="table-column">
      <style:table-column-properties style:column-width="0.434cm"/>
    </style:style>
    <style:style style:name="Table4.Y" style:family="table-column">
      <style:table-column-properties style:column-width="0.836cm"/>
    </style:style>
    <style:style style:name="Table4.Z" style:family="table-column">
      <style:table-column-properties style:column-width="0.575cm"/>
    </style:style>
    <style:style style:name="Table4.k" style:family="table-column">
      <style:table-column-properties style:column-width="0.593cm"/>
    </style:style>
    <style:style style:name="Table4.1" style:family="table-row">
      <style:table-row-properties style:min-row-height="0.51cm" style:keep-together="true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i1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k1" style:family="table-cell">
      <style:table-cell-properties style:vertical-align="middle" fo:background-color="#f3f3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row-height="0.45cm" style:keep-together="true" fo:keep-together="auto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F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000000" fo:border-bottom="0.018cm solid #000000" style:writing-mode="lr-tb"/>
    </style:style>
    <style:style style:name="Table4.Z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4.i2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808080" style:writing-mode="lr-tb">
        <style:background-image/>
      </style:table-cell-properties>
    </style:style>
    <style:style style:name="Table4.k2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4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4.Z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4.i3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808080" style:writing-mode="lr-tb">
        <style:background-image/>
      </style:table-cell-properties>
    </style:style>
    <style:style style:name="Table4.k3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808080" style:writing-mode="lr-tb">
        <style:background-image/>
      </style:table-cell-properties>
    </style:style>
    <style:style style:name="Table4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4.Z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4.i4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000000" style:writing-mode="lr-tb">
        <style:background-image/>
      </style:table-cell-properties>
    </style:style>
    <style:style style:name="Table4.k4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4.32" style:family="table-row">
      <style:table-row-properties style:min-row-height="0.265cm" style:keep-together="true" fo:keep-together="auto"/>
    </style:style>
    <style:style style:name="Table4.k32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4.33" style:family="table-row">
      <style:table-row-properties style:min-row-height="0.448cm" style:keep-together="true" fo:keep-together="auto"/>
    </style:style>
    <style:style style:name="Table4.k33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5" style:family="table">
      <style:table-properties style:width="28.099cm" fo:margin-left="-0.199cm" table:align="left" style:writing-mode="lr-tb"/>
    </style:style>
    <style:style style:name="Table5.A" style:family="table-column">
      <style:table-column-properties style:column-width="1.905cm"/>
    </style:style>
    <style:style style:name="Table5.B" style:family="table-column">
      <style:table-column-properties style:column-width="0.697cm"/>
    </style:style>
    <style:style style:name="Table5.C" style:family="table-column">
      <style:table-column-properties style:column-width="0.801cm"/>
    </style:style>
    <style:style style:name="Table5.N" style:family="table-column">
      <style:table-column-properties style:column-width="0.808cm"/>
    </style:style>
    <style:style style:name="Table5.O" style:family="table-column">
      <style:table-column-properties style:column-width="1.963cm"/>
    </style:style>
    <style:style style:name="Table5.P" style:family="table-column">
      <style:table-column-properties style:column-width="0.639cm"/>
    </style:style>
    <style:style style:name="Table5.c" style:family="table-column">
      <style:table-column-properties style:column-width="3.662cm"/>
    </style:style>
    <style:style style:name="Table5.1" style:family="table-row">
      <style:table-row-properties style:min-row-height="0.372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O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/>
    </style:style>
    <style:style style:name="Table5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5.2" style:family="table-row">
      <style:table-row-properties style:min-row-height="0.45cm" style:keep-together="true" fo:keep-together="auto"/>
    </style:style>
    <style:style style:name="Tab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.O5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18cm solid #000000" style:writing-mode="lr-tb"/>
    </style:style>
    <style:style style:name="Table6" style:family="table">
      <style:table-properties style:width="28.104cm" fo:margin-left="-0.201cm" table:align="left" style:writing-mode="lr-tb"/>
    </style:style>
    <style:style style:name="Table6.A" style:family="table-column">
      <style:table-column-properties style:column-width="3.186cm"/>
    </style:style>
    <style:style style:name="Table6.B" style:family="table-column">
      <style:table-column-properties style:column-width="0.716cm"/>
    </style:style>
    <style:style style:name="Table6.E" style:family="table-column">
      <style:table-column-properties style:column-width="0.714cm"/>
    </style:style>
    <style:style style:name="Table6.F" style:family="table-column">
      <style:table-column-properties style:column-width="0.713cm"/>
    </style:style>
    <style:style style:name="Table6.M" style:family="table-column">
      <style:table-column-properties style:column-width="1.408cm"/>
    </style:style>
    <style:style style:name="Table6.N" style:family="table-column">
      <style:table-column-properties style:column-width="2.067cm"/>
    </style:style>
    <style:style style:name="Table6.R" style:family="table-column">
      <style:table-column-properties style:column-width="1.194cm"/>
    </style:style>
    <style:style style:name="Table6.S" style:family="table-column">
      <style:table-column-properties style:column-width="2.057cm"/>
    </style:style>
    <style:style style:name="Table6.T" style:family="table-column">
      <style:table-column-properties style:column-width="0.483cm"/>
    </style:style>
    <style:style style:name="Table6.U" style:family="table-column">
      <style:table-column-properties style:column-width="1.27cm"/>
    </style:style>
    <style:style style:name="Table6.V" style:family="table-column">
      <style:table-column-properties style:column-width="0.303cm"/>
    </style:style>
    <style:style style:name="Table6.W" style:family="table-column">
      <style:table-column-properties style:column-width="2.083cm"/>
    </style:style>
    <style:style style:name="Table6.1" style:family="table-row">
      <style:table-row-properties style:min-row-height="0.4cm" style:keep-together="false" fo:keep-together="always"/>
    </style:style>
    <style:style style:name="Table6.A1" style:family="table-cell">
      <style:table-cell-properties style:vertical-align="top" fo:padding-left="0.189cm" fo:padding-right="0.189cm" fo:padding-top="0cm" fo:padding-bottom="0cm" fo:border-left="0.018cm solid #000000" fo:border-right="none" fo:border-top="0.018cm solid #000000" fo:border-bottom="0.018cm solid #000000" style:writing-mode="lr-tb"/>
    </style:style>
    <style:style style:name="Table6.N1" style:family="table-cell">
      <style:table-cell-properties style:vertical-align="top" style:border-line-width-left="0.002cm 0.035cm 0.002cm" fo:padding-left="0.189cm" fo:padding-right="0.189cm" fo:padding-top="0cm" fo:padding-bottom="0cm" fo:border-left="0.039cm double #000000" fo:border-right="none" fo:border-top="0.018cm solid #000000" fo:border-bottom="0.018cm solid #000000" style:writing-mode="lr-tb"/>
    </style:style>
    <style:style style:name="Table6.S1" style:family="table-cell">
      <style:table-cell-properties style:vertical-align="top" fo:padding-left="0.189cm" fo:padding-right="0.189cm" fo:padding-top="0cm" fo:padding-bottom="0cm" fo:border-left="0.018cm solid #808080" fo:border-right="none" fo:border-top="0.018cm solid #000000" fo:border-bottom="0.018cm solid #000000" style:writing-mode="lr-tb"/>
    </style:style>
    <style:style style:name="Table6.V1" style:family="table-cell">
      <style:table-cell-properties style:vertical-align="top" fo:padding-left="0.189cm" fo:padding-right="0.189cm" fo:padding-top="0cm" fo:padding-bottom="0cm" fo:border-left="0.018cm solid #808080" fo:border-right="0.018cm solid #000000" fo:border-top="0.018cm solid #000000" fo:border-bottom="0.018cm solid #000000" style:writing-mode="lr-tb"/>
    </style:style>
    <style:style style:name="Table6.2" style:family="table-row">
      <style:table-row-properties style:row-height="0.501cm" style:keep-together="false" fo:keep-together="always"/>
    </style:style>
    <style:style style:name="Table6.A2" style:family="table-cell">
      <style:table-cell-properties style:vertical-align="top" fo:padding-left="0.189cm" fo:padding-right="0.189cm" fo:padding-top="0cm" fo:padding-bottom="0cm" fo:border-left="0.018cm solid #000000" fo:border-right="none" fo:border-top="none" fo:border-bottom="0.018cm solid #000000" style:writing-mode="lr-tb"/>
    </style:style>
    <style:style style:name="Table6.N2" style:family="table-cell">
      <style:table-cell-properties style:vertical-align="top" style:border-line-width-left="0.002cm 0.035cm 0.002cm" fo:padding-left="0.189cm" fo:padding-right="0.189cm" fo:padding-top="0cm" fo:padding-bottom="0cm" fo:border-left="0.039cm double #000000" fo:border-right="none" fo:border-top="none" fo:border-bottom="0.018cm solid #000000" style:writing-mode="lr-tb"/>
    </style:style>
    <style:style style:name="Table6.R2" style:family="table-cell">
      <style:table-cell-properties style:vertical-align="middle" style:border-line-width-left="0.002cm 0.035cm 0.002cm" fo:padding-left="0.189cm" fo:padding-right="0.189cm" fo:padding-top="0cm" fo:padding-bottom="0cm" fo:border-left="0.039cm double #000000" fo:border-right="none" fo:border-top="none" fo:border-bottom="0.018cm solid #000000" style:writing-mode="lr-tb"/>
    </style:style>
    <style:style style:name="Table6.S2" style:family="table-cell">
      <style:table-cell-properties style:vertical-align="top" fo:padding-left="0.189cm" fo:padding-right="0.189cm" fo:padding-top="0cm" fo:padding-bottom="0cm" fo:border-left="0.018cm solid #808080" fo:border-right="none" fo:border-top="none" fo:border-bottom="0.018cm solid #000000" style:writing-mode="lr-tb"/>
    </style:style>
    <style:style style:name="Table6.W2" style:family="table-cell">
      <style:table-cell-properties style:vertical-align="top" fo:padding-left="0.189cm" fo:padding-right="0.189cm" fo:padding-top="0cm" fo:padding-bottom="0cm" fo:border-left="0.018cm solid #808080" fo:border-right="0.018cm solid #000000" fo:border-top="none" fo:border-bottom="0.018cm solid #000000" style:writing-mode="lr-tb"/>
    </style:style>
    <style:style style:name="P1" style:family="paragraph" style:parent-style-name="Default_20_Text">
      <style:paragraph-properties fo:text-align="center" style:justify-single-word="false"/>
    </style:style>
    <style:style style:name="P2" style:family="paragraph" style:parent-style-name="Default_20_Text">
      <style:paragraph-properties fo:line-height="80%"/>
      <style:text-properties fo:font-size="9pt" style:font-size-asian="9pt"/>
    </style:style>
    <style:style style:name="P3" style:family="paragraph" style:parent-style-name="Default_20_Text">
      <style:text-properties fo:font-size="9pt" style:font-name-asian="微软雅黑" style:font-size-asian="9pt" style:font-size-complex="9pt"/>
    </style:style>
    <style:style style:name="P4" style:family="paragraph" style:parent-style-name="Default_20_Text">
      <style:paragraph-properties fo:text-align="center" style:justify-single-word="false"/>
      <style:text-properties fo:font-size="9pt" style:font-name-asian="微软雅黑" style:font-size-asian="9pt" style:font-size-complex="9pt"/>
    </style:style>
    <style:style style:name="P5" style:family="paragraph" style:parent-style-name="Default_20_Text">
      <style:text-properties fo:font-size="6.5pt" style:font-size-asian="6.5pt" style:font-size-complex="6.5pt"/>
    </style:style>
    <style:style style:name="P6" style:family="paragraph" style:parent-style-name="Default_20_Text">
      <style:paragraph-properties fo:text-align="center" style:justify-single-word="false"/>
      <style:text-properties fo:color="#999999" fo:font-size="22pt" style:font-size-asian="22pt" style:font-size-complex="22pt"/>
    </style:style>
    <style:style style:name="P7" style:family="paragraph" style:parent-style-name="Default_20_Text">
      <style:text-properties fo:color="#999999" fo:font-size="18pt" style:font-size-asian="18pt" style:font-size-complex="18pt"/>
    </style:style>
    <style:style style:name="P8" style:family="paragraph" style:parent-style-name="Default_20_Text">
      <style:paragraph-properties style:line-height-at-least="0.423cm" fo:text-align="center" style:justify-single-word="false" style:snap-to-layout-grid="false"/>
      <style:text-properties style:font-name="Impact" fo:font-size="7.5pt" style:font-size-asian="7.5pt" style:font-size-complex="7.5pt"/>
    </style:style>
    <style:style style:name="P9" style:family="paragraph" style:parent-style-name="Default_20_Text">
      <style:paragraph-properties style:line-height-at-least="0.423cm" style:snap-to-layout-grid="false"/>
      <style:text-properties style:font-name="Impact" fo:font-size="7.5pt" style:font-size-asian="7.5pt" style:font-size-complex="7.5pt"/>
    </style:style>
    <style:style style:name="P10" style:family="paragraph" style:parent-style-name="Default_20_Text">
      <style:paragraph-properties style:line-height-at-least="0.423cm" style:snap-to-layout-grid="false"/>
      <style:text-properties style:font-name="Impact" fo:font-size="7.5pt" fo:font-weight="bold" style:font-size-asian="7.5pt" style:font-weight-asian="bold" style:font-size-complex="7.5pt"/>
    </style:style>
    <style:style style:name="P11" style:family="paragraph" style:parent-style-name="Default_20_Text">
      <style:paragraph-properties fo:line-height="80%" fo:text-align="center" style:justify-single-word="false"/>
      <style:text-properties style:font-name="Impact" fo:font-size="9pt" style:font-size-asian="9pt"/>
    </style:style>
    <style:style style:name="P12" style:family="paragraph" style:parent-style-name="Default_20_Text">
      <style:paragraph-properties fo:line-height="0.282cm"/>
      <style:text-properties style:font-name="微软雅黑" style:font-name-asian="微软雅黑"/>
    </style:style>
    <style:style style:name="P13" style:family="paragraph" style:parent-style-name="Default_20_Text">
      <style:paragraph-properties fo:line-height="0.388cm" fo:text-align="start" style:justify-single-word="false"/>
      <style:text-properties style:font-name="微软雅黑" style:font-name-asian="微软雅黑"/>
    </style:style>
    <style:style style:name="P14" style:family="paragraph" style:parent-style-name="Default_20_Text">
      <style:paragraph-properties fo:text-align="center" style:justify-single-word="false"/>
      <style:text-properties style:font-name="微软雅黑" style:font-name-asian="微软雅黑"/>
    </style:style>
    <style:style style:name="P15" style:family="paragraph" style:parent-style-name="Default_20_Text">
      <style:paragraph-properties fo:text-align="end" style:justify-single-word="false"/>
      <style:text-properties style:font-name="微软雅黑" style:font-name-asian="微软雅黑"/>
    </style:style>
    <style:style style:name="P16" style:family="paragraph" style:parent-style-name="Default_20_Text">
      <style:paragraph-properties fo:line-height="0.45cm" fo:text-align="end" style:justify-single-word="false"/>
      <style:text-properties style:font-name="微软雅黑" fo:font-size="6pt" style:text-underline-style="none" fo:font-weight="normal" style:font-name-asian="微软雅黑" style:font-size-asian="6pt" style:font-weight-asian="normal" style:font-size-complex="6pt" style:font-weight-complex="normal"/>
    </style:style>
    <style:style style:name="P17" style:family="paragraph" style:parent-style-name="Default_20_Text">
      <style:paragraph-properties fo:line-height="0.55cm" fo:text-align="end" style:justify-single-word="false"/>
      <style:text-properties style:font-name="微软雅黑" fo:font-size="6pt" style:text-underline-style="none" fo:font-weight="normal" style:font-name-asian="微软雅黑" style:font-size-asian="6pt" style:font-weight-asian="normal" style:font-size-complex="6pt" style:font-weight-complex="normal"/>
    </style:style>
    <style:style style:name="P18" style:family="paragraph" style:parent-style-name="Default_20_Text">
      <style:paragraph-properties fo:line-height="80%" fo:text-align="center" style:justify-single-word="false"/>
      <style:text-properties style:font-name="微软雅黑" fo:font-size="9pt" fo:font-weight="bold" style:font-name-asian="微软雅黑" style:font-size-asian="9pt" style:font-weight-asian="bold"/>
    </style:style>
    <style:style style:name="P19" style:family="paragraph" style:parent-style-name="Default_20_Text">
      <style:paragraph-properties fo:text-align="center" style:justify-single-word="false"/>
      <style:text-properties style:font-name="微软雅黑" fo:font-size="9pt" fo:font-weight="bold" style:font-name-asian="微软雅黑" style:font-size-asian="9pt" style:font-weight-asian="bold" style:font-size-complex="9pt"/>
    </style:style>
    <style:style style:name="P20" style:family="paragraph" style:parent-style-name="Default_20_Text">
      <style:paragraph-properties fo:text-align="end" style:justify-single-word="false"/>
      <style:text-properties style:font-name="微软雅黑" fo:font-size="9pt" fo:font-weight="bold" style:font-name-asian="微软雅黑" style:font-size-asian="9pt" style:font-weight-asian="bold" style:font-size-complex="9pt"/>
    </style:style>
    <style:style style:name="P21" style:family="paragraph" style:parent-style-name="Default_20_Text">
      <style:text-properties style:font-name="微软雅黑" fo:font-size="9pt" style:font-name-asian="微软雅黑" style:font-size-asian="9pt" style:font-size-complex="9pt"/>
    </style:style>
    <style:style style:name="P22" style:family="paragraph" style:parent-style-name="Default_20_Text">
      <style:paragraph-properties fo:line-height="80%"/>
      <style:text-properties style:font-name="微软雅黑" fo:font-size="9pt" style:font-name-asian="微软雅黑" style:font-size-asian="9pt"/>
    </style:style>
    <style:style style:name="P23" style:family="paragraph" style:parent-style-name="Default_20_Text">
      <style:paragraph-properties fo:text-align="center" style:justify-single-word="false"/>
      <style:text-properties style:font-name="微软雅黑" fo:font-size="6.5pt" style:font-name-asian="微软雅黑" style:font-size-asian="6.5pt" style:font-size-complex="6.5pt"/>
    </style:style>
    <style:style style:name="P24" style:family="paragraph" style:parent-style-name="Default_20_Text">
      <style:paragraph-properties fo:text-align="end" style:justify-single-word="false"/>
      <style:text-properties style:font-name="微软雅黑" fo:font-size="6.5pt" style:font-name-asian="微软雅黑" style:font-size-asian="6.5pt" style:font-size-complex="6.5pt"/>
    </style:style>
    <style:style style:name="P25" style:family="paragraph" style:parent-style-name="Default_20_Text">
      <style:paragraph-properties fo:line-height="0.191cm" fo:text-align="start" style:justify-single-word="false"/>
      <style:text-properties style:font-name="黑体" fo:font-size="9pt" fo:font-weight="bold" style:font-name-asian="黑体" style:font-size-asian="9pt" style:font-weight-asian="bold" style:font-size-complex="9pt"/>
    </style:style>
    <style:style style:name="P26" style:family="paragraph" style:parent-style-name="Default_20_Text">
      <style:paragraph-properties fo:line-height="80%" fo:text-align="center" style:justify-single-word="false"/>
      <style:text-properties style:font-name="黑体" fo:font-size="9pt" fo:font-weight="bold" style:font-name-asian="微软雅黑" style:font-size-asian="9pt" style:font-weight-asian="bold"/>
    </style:style>
    <style:style style:name="P27" style:family="paragraph" style:parent-style-name="Default_20_Text">
      <style:paragraph-properties fo:line-height="100%" fo:text-align="start" style:justify-single-word="false"/>
      <style:text-properties style:font-name="黑体" fo:font-size="9pt" fo:font-weight="bold" style:font-name-asian="微软雅黑" style:font-size-asian="9pt" style:font-weight-asian="bold" style:font-size-complex="9pt"/>
    </style:style>
    <style:style style:name="P28" style:family="paragraph" style:parent-style-name="Default_20_Text">
      <style:paragraph-properties fo:text-align="center" style:justify-single-word="false"/>
      <style:text-properties style:font-name="黑体" fo:font-size="9pt" style:font-name-asian="微软雅黑" style:font-size-asian="9pt" style:font-size-complex="9pt"/>
    </style:style>
    <style:style style:name="P29" style:family="paragraph" style:parent-style-name="Default_20_Text">
      <style:paragraph-properties fo:text-align="center" style:justify-single-word="false"/>
      <style:text-properties style:font-name="黑体" fo:font-size="9pt" style:font-name-asian="微软雅黑" style:font-size-asian="9pt" style:font-name-complex="宋体" style:font-size-complex="9pt"/>
    </style:style>
    <style:style style:name="P30" style:family="paragraph" style:parent-style-name="Default_20_Text">
      <style:paragraph-properties style:line-height-at-least="0.423cm" fo:text-align="center" style:justify-single-word="false" style:snap-to-layout-grid="false"/>
      <style:text-properties style:font-name="黑体" fo:font-size="7.5pt" fo:font-weight="bold" style:font-name-asian="微软雅黑" style:font-size-asian="7.5pt" style:font-weight-asian="bold" style:font-size-complex="7.5pt"/>
    </style:style>
    <style:style style:name="P31" style:family="paragraph" style:parent-style-name="Default_20_Text">
      <style:paragraph-properties fo:line-height="75%" fo:text-align="center" style:justify-single-word="false" style:text-autospace="none" style:snap-to-layout-grid="false"/>
      <style:text-properties style:font-name="黑体" fo:font-size="7.5pt" fo:letter-spacing="-0.018cm" style:font-name-asian="微软雅黑" style:font-size-asian="7.5pt" style:font-size-complex="7.5pt"/>
    </style:style>
    <style:style style:name="P32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="黑体" fo:font-size="7.5pt" fo:letter-spacing="-0.018cm" style:font-name-asian="微软雅黑" style:font-size-asian="7.5pt" style:font-size-complex="7.5pt"/>
    </style:style>
    <style:style style:name="P33" style:family="paragraph" style:parent-style-name="Default_20_Text">
      <style:paragraph-properties fo:line-height="75%" fo:text-align="end" style:justify-single-word="false" style:vertical-align="baseline" style:snap-to-layout-grid="false"/>
      <style:text-properties style:font-name="黑体" fo:font-size="6.5pt" fo:letter-spacing="-0.018cm" style:font-name-asian="微软雅黑" style:font-size-asian="6.5pt" style:font-size-complex="6.5pt"/>
    </style:style>
    <style:style style:name="P34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="黑体" fo:font-size="6.5pt" fo:letter-spacing="-0.018cm" style:font-name-asian="微软雅黑" style:font-size-asian="6.5pt" style:font-size-complex="6.5pt"/>
    </style:style>
    <style:style style:name="P35" style:family="paragraph" style:parent-style-name="Default_20_Text">
      <style:paragraph-properties fo:line-height="100%"/>
    </style:style>
    <style:style style:name="P36" style:family="paragraph" style:parent-style-name="Default_20_Text">
      <style:paragraph-properties fo:text-align="center" style:justify-single-word="false"/>
      <style:text-properties style:font-name-asian="微软雅黑"/>
    </style:style>
    <style:style style:name="P37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-asian="微软雅黑"/>
    </style:style>
    <style:style style:name="P38" style:family="paragraph" style:parent-style-name="Default_20_Text">
      <style:paragraph-properties fo:line-height="100%"/>
      <style:text-properties fo:color="#c0c0c0" style:font-name="Impact" fo:font-size="7.5pt" style:text-underline-style="solid" style:text-underline-width="auto" style:text-underline-color="font-color" style:font-size-asian="7.5pt" style:font-size-complex="7.5pt"/>
    </style:style>
    <style:style style:name="P39" style:family="paragraph" style:parent-style-name="Default_20_Text">
      <style:paragraph-properties fo:line-height="100%" style:snap-to-layout-grid="false"/>
      <style:text-properties fo:color="#c0c0c0" style:font-name="Impact" fo:font-size="7.5pt" style:text-underline-style="solid" style:text-underline-width="auto" style:text-underline-color="font-color" style:font-size-asian="7.5pt" style:font-size-complex="7.5pt"/>
    </style:style>
    <style:style style:name="P40" style:family="paragraph" style:parent-style-name="Default_20_Text">
      <style:paragraph-properties fo:margin-top="0.101cm" fo:margin-bottom="0cm" fo:line-height="0.349cm"/>
      <style:text-properties style:font-name="Planet Benson 2"/>
    </style:style>
    <style:style style:name="P41" style:family="paragraph" style:parent-style-name="Standard">
      <style:paragraph-properties fo:line-height="0.388cm" fo:text-align="start" style:justify-single-word="false"/>
    </style:style>
    <style:style style:name="P42" style:family="paragraph" style:parent-style-name="Default_20_Text">
      <style:paragraph-properties fo:text-align="center" style:justify-single-word="false"/>
      <style:text-properties style:font-name="黑体" fo:font-size="9pt" style:font-name-asian="微软雅黑" style:font-size-asian="9pt" style:font-name-complex="宋体" style:font-size-complex="9pt"/>
    </style:style>
    <style:style style:name="P43" style:family="paragraph" style:parent-style-name="Default_20_Text">
      <style:paragraph-properties fo:line-height="0.388cm" fo:text-align="start" style:justify-single-word="false"/>
    </style:style>
    <style:style style:name="T1" style:family="text">
      <style:text-properties style:font-name-asian="方正行楷简体" style:font-size-complex="10.5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style:font-name-asian="Planet Benson 2" style:font-size-asian="9pt" style:font-size-complex="9pt"/>
    </style:style>
    <style:style style:name="T4" style:family="text">
      <style:text-properties style:font-name="黑体" fo:font-size="9pt" style:font-size-asian="9pt" style:font-name-complex="宋体" style:font-size-complex="9pt"/>
    </style:style>
    <style:style style:name="T5" style:family="text">
      <style:text-properties style:font-name="黑体" fo:font-size="9pt" style:font-size-asian="9pt" style:font-size-complex="9pt"/>
    </style:style>
    <style:style style:name="T6" style:family="text">
      <style:text-properties style:font-name="黑体" fo:font-size="9pt" style:font-name-asian="黑体" style:font-size-asian="9pt" style:font-size-complex="9pt"/>
    </style:style>
    <style:style style:name="T7" style:family="text">
      <style:text-properties style:font-name="黑体" fo:letter-spacing="-0.018cm" fo:font-weight="bold" style:font-weight-asian="bold" style:font-name-complex="宋体" style:font-size-complex="10.5pt"/>
    </style:style>
    <style:style style:name="T8" style:family="text">
      <style:text-properties style:font-name="黑体" fo:letter-spacing="-0.018cm" fo:font-weight="bold" style:font-weight-asian="bold" style:font-size-complex="10.5pt"/>
    </style:style>
    <style:style style:name="T9" style:family="text">
      <style:text-properties style:font-name="黑体" fo:font-weight="bold" style:font-weight-asian="bold"/>
    </style:style>
    <style:style style:name="T10" style:family="text">
      <style:text-properties style:font-name="黑体" fo:font-weight="bold" style:font-weight-asian="bold" style:font-name-complex="宋体"/>
    </style:style>
    <style:style style:name="T11" style:family="text">
      <style:text-properties style:font-name="黑体" fo:font-size="8.5pt" style:letter-kerning="true" style:font-name-asian="黑体" style:font-size-asian="8.5pt" style:font-name-complex="PMingLiU" style:font-size-complex="8.5pt"/>
    </style:style>
    <style:style style:name="T12" style:family="text">
      <style:text-properties fo:font-size="7.5pt" fo:font-weight="bold" style:font-size-asian="7.5pt" style:font-weight-asian="bold" style:font-size-complex="7.5pt"/>
    </style:style>
    <style:style style:name="T13" style:family="text">
      <style:text-properties fo:font-size="7.5pt" style:font-size-asian="7.5pt" style:font-size-complex="7.5pt"/>
    </style:style>
    <style:style style:name="T14" style:family="text">
      <style:text-properties fo:font-size="6.5pt" style:font-size-asian="6.5pt" style:font-size-complex="6.5pt"/>
    </style:style>
    <style:style style:name="T15" style:family="text">
      <style:text-properties fo:font-size="6.5pt" style:font-size-asian="6.5pt" style:font-name-complex="黑体" style:font-size-complex="6.5pt"/>
    </style:style>
    <style:style style:name="T16" style:family="text">
      <style:text-properties fo:font-size="8pt" fo:font-weight="bold" style:font-size-asian="8pt" style:font-weight-asian="bold"/>
    </style:style>
    <style:style style:name="T17" style:family="text">
      <style:text-properties fo:font-size="8pt" fo:font-weight="bold" style:font-size-asian="8pt" style:font-weight-asian="bold" style:font-name-complex="Arial Narrow"/>
    </style:style>
    <style:style style:name="T18" style:family="text">
      <style:text-properties fo:font-size="8pt" style:font-size-asian="8pt"/>
    </style:style>
    <style:style style:name="T19" style:family="text">
      <style:text-properties style:font-name="PMingLiU" fo:font-size="8.5pt" style:letter-kerning="true" style:font-size-asian="8.5pt" style:font-name-complex="PMingLiU" style:font-size-complex="8.5pt"/>
    </style:style>
    <style:style style:name="T20" style:family="text">
      <style:text-properties style:font-name="PMingLiU" fo:font-size="8.5pt" style:letter-kerning="true" style:font-name-asian="PMingLiU" style:font-size-asian="8.5pt" style:font-name-complex="PMingLiU" style:font-size-complex="8.5pt"/>
    </style:style>
    <style:style style:name="T21" style:family="text">
      <style:text-properties fo:color="#999999" style:font-name="Arial Narrow" fo:font-size="7.5pt" fo:font-weight="bold" style:font-size-asian="7.5pt" style:font-weight-asian="bold" style:font-size-complex="7.5pt"/>
    </style:style>
    <style:style style:name="T22" style:family="text">
      <style:text-properties fo:color="#999999" style:font-name="Hurry Up" fo:font-size="7.5pt" fo:font-weight="bold" style:font-size-asian="7.5pt" style:font-weight-asian="bold" style:font-size-complex="7.5pt"/>
    </style:style>
    <style:style style:name="T23" style:family="text">
      <style:text-properties fo:color="#999999" fo:font-size="7.5pt" fo:font-weight="bold" style:font-size-asian="7.5pt" style:font-weight-asian="bold" style:font-size-complex="7.5pt"/>
    </style:style>
    <style:style style:name="T24" style:family="text">
      <style:text-properties fo:color="#999999" fo:font-size="7.5pt" style:font-size-asian="7.5pt" style:font-size-complex="7.5pt"/>
    </style:style>
    <style:style style:name="T25" style:family="text">
      <style:text-properties style:font-name="新細明體" fo:font-size="9pt" style:font-name-asian="新細明體" style:font-size-asian="9pt" style:font-name-complex="新細明體" style:font-size-complex="9pt"/>
    </style:style>
    <style:style style:name="T26" style:family="text">
      <style:text-properties style:font-name="新細明體" fo:font-size="8.5pt" style:letter-kerning="true" style:font-name-asian="新細明體" style:font-size-asian="8.5pt" style:font-name-complex="新細明體" style:font-size-complex="8.5pt"/>
    </style:style>
    <style:style style:name="T27" style:family="text">
      <style:text-properties style:font-name="微软雅黑" fo:font-size="9pt" style:font-name-asian="微软雅黑" style:font-size-asian="9pt" style:font-size-complex="9pt"/>
    </style:style>
    <style:style style:name="T28" style:family="text">
      <style:text-properties style:use-window-font-color="true" style:font-name="微软雅黑" fo:font-size="9pt" fo:language="en" fo:country="US" style:letter-kerning="true" style:font-name-asian="微软雅黑" style:font-size-asian="9pt" style:language-asian="zh" style:country-asian="CN" style:font-name-complex="Times New Roman" style:font-size-complex="9pt" style:language-complex="ar" style:country-complex="SA"/>
    </style:style>
    <style:style style:name="T29" style:family="text">
      <style:text-properties style:use-window-font-color="true" style:font-name="微软雅黑1" fo:font-size="9pt" fo:language="en" fo:country="US" style:letter-kerning="true" style:font-name-asian="微软雅黑1" style:font-size-asian="9pt" style:language-asian="zh" style:country-asian="CN" style:font-name-complex="Times New Roman" style:font-size-complex="9pt" style:language-complex="ar" style:country-complex="SA"/>
    </style:style>
    <style:style style:name="T30" style:family="text">
      <style:text-properties style:use-window-font-color="true" style:font-name="Webdings" fo:font-size="10.5pt" fo:language="en" fo:country="US" style:letter-kerning="true" style:font-name-asian="Webdings" style:font-size-asian="10.5pt" style:language-asian="zh" style:country-asian="CN" style:font-name-complex="Webdings" style:font-size-complex="10.5pt" style:language-complex="ar" style:country-complex="SA"/>
    </style:style>
    <style:style style:name="T31" style:family="text">
      <style:text-properties officeooo:rsid="000efd0e"/>
    </style:style>
    <style:style style:name="T32" style:family="text">
      <style:text-properties style:font-name="微软雅黑1" fo:font-size="9pt" style:font-name-asian="微软雅黑1" style:font-size-asian="9pt" style:font-size-complex="9pt"/>
    </style:style>
    <style:style style:name="T33" style:family="text">
      <style:text-properties style:font-name="Wingdings 2" fo:font-size="10.5pt" style:letter-kerning="true" style:font-name-asian="Wingdings 2" style:font-size-asian="10.5pt" style:font-name-complex="Wingdings 2" style:font-size-complex="10.5pt"/>
    </style:style>
    <style:style style:name="T34" style:family="text">
      <style:text-properties style:font-name="Wingdings 3" fo:font-size="10.5pt" style:letter-kerning="true" style:font-name-asian="Wingdings 3" style:font-size-asian="10.5pt" style:font-name-complex="Wingdings 3" style:font-size-complex="10.5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-24%" draw:contrast="42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E"/>
        <table:table-column table:style-name="Table1.J"/>
        <table:table-column table:style-name="Table1.K"/>
        <table:table-column table:style-name="Table1.J"/>
        <table:table-column table:style-name="Table1.M"/>
        <table:table-column table:style-name="Table1.N"/>
        <table:table-row table:style-name="Table1.1">
          <table:table-cell table:style-name="Table1.A1" table:number-rows-spanned="3" office:value-type="string">
            <text:p text:style-name="P40"><text:span text:style-name="T1"><text:line-break/></text:span><text:span text:style-name="T3">Baseball Society</text:span><draw:frame draw:style-name="fr1" draw:name="graphics1" text:anchor-type="char" svg:x="-1.012cm" svg:y="0.263cm" svg:width="0.873cm" svg:height="1.032cm" draw:z-index="0"><draw:image xlink:href="Pictures/1000020000000021000000276422A080.png" xlink:type="simple" xlink:show="embed" xlink:actuate="onLoad"/></draw:frame></text:p>
          </table:table-cell>
          <table:table-cell table:style-name="Table1.B1" office:value-type="string">
            <text:p text:style-name="P28">比赛名称</text:p>
          </table:table-cell>
          <table:table-cell table:style-name="Table1.C1" table:number-columns-spanned="3" office:value-type="string">
            <text:p text:style-name="P4"/>
          </table:table-cell>
          <table:covered-table-cell/>
          <table:covered-table-cell/>
          <table:table-cell table:style-name="Table1.B1" office:value-type="string">
            <text:p text:style-name="P28">主队</text:p>
          </table:table-cell>
          <table:table-cell table:style-name="Table1.C1" table:number-columns-spanned="3" office:value-type="string">
            <text:p text:style-name="P4"/>
          </table:table-cell>
          <table:covered-table-cell/>
          <table:covered-table-cell/>
          <table:table-cell table:style-name="Table1.B1" office:value-type="string">
            <text:p text:style-name="P36"><text:span text:style-name="T5">日</text:span><text:span text:style-name="T4"> <text:s text:c="3"/></text:span><text:span text:style-name="T5">期</text:span></text:p>
          </table:table-cell>
          <table:table-cell table:style-name="Table1.B1" office:value-type="string">
            <text:p text:style-name="P29"><text:s text:c="12"/>年 <text:s text:c="5"/>月 <text:s text:c="5"/>日</text:p>
          </table:table-cell>
          <table:table-cell table:style-name="Table1.B1" office:value-type="string">
            <text:p text:style-name="P29">开始时间</text:p>
          </table:table-cell>
          <table:table-cell table:style-name="Table1.B1" office:value-type="string">
            <text:p text:style-name="P36"><text:span text:style-name="T4"><text:s text:c="10"/></text:span><text:span text:style-name="T4">时</text:span><text:span text:style-name="T4"> <text:s text:c="4"/></text:span><text:span text:style-name="T4">分</text:span></text:p>
          </table:table-cell>
          <table:table-cell table:style-name="Table1.N1" office:value-type="string">
            <text:p text:style-name="P29">天气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28">先攻队</text:p>
          </table:table-cell>
          <table:table-cell table:style-name="Table1.C2" office:value-type="string">
            <text:p text:style-name="P3"/>
          </table:table-cell>
          <table:table-cell table:style-name="Table1.B2" office:value-type="string">
            <text:p text:style-name="P28">领队</text:p>
          </table:table-cell>
          <table:table-cell table:style-name="Table1.C2" office:value-type="string">
            <text:p text:style-name="P3"/>
          </table:table-cell>
          <table:table-cell table:style-name="Table1.B2" office:value-type="string">
            <text:p text:style-name="P28">教练</text:p>
          </table:table-cell>
          <table:table-cell table:style-name="Table1.C2" office:value-type="string">
            <text:p text:style-name="P3"/>
          </table:table-cell>
          <table:table-cell table:style-name="Table1.B2" office:value-type="string">
            <text:p text:style-name="P28">队长</text:p>
          </table:table-cell>
          <table:table-cell table:style-name="Table1.C2" office:value-type="string">
            <text:p text:style-name="P3"/>
          </table:table-cell>
          <table:table-cell table:style-name="Table1.J2" office:value-type="string">
            <text:p text:style-name="P36"><text:span text:style-name="T5">球</text:span><text:span text:style-name="T4"> <text:s text:c="3"/></text:span><text:span text:style-name="T5">场</text:span></text:p>
          </table:table-cell>
          <table:table-cell table:style-name="Table1.K2" office:value-type="string">
            <text:p text:style-name="P3"/>
          </table:table-cell>
          <table:table-cell table:style-name="Table1.J2" office:value-type="string">
            <text:p text:style-name="P28">结束时间</text:p>
          </table:table-cell>
          <table:table-cell table:style-name="Table1.J2" office:value-type="string">
            <text:p text:style-name="P36"><text:span text:style-name="T4"><text:s text:c="10"/></text:span><text:span text:style-name="T4">时</text:span><text:span text:style-name="T4"> <text:s text:c="4"/></text:span><text:span text:style-name="T4">分</text:span></text:p>
          </table:table-cell>
          <table:table-cell table:style-name="Table1.N2" office:value-type="string">
            <text:p text:style-name="P3"/>
          </table:table-cell>
        </table:table-row>
        <table:table-row table:style-name="Table1.3">
          <table:covered-table-cell/>
          <table:table-cell table:style-name="Table1.B3" office:value-type="string">
            <text:p text:style-name="P28">先守队</text:p>
          </table:table-cell>
          <table:table-cell table:style-name="Table1.C3" office:value-type="string">
            <text:p text:style-name="P3"/>
          </table:table-cell>
          <table:table-cell table:style-name="Table1.B3" office:value-type="string">
            <text:p text:style-name="P28">领队</text:p>
          </table:table-cell>
          <table:table-cell table:style-name="Table1.C3" office:value-type="string">
            <text:p text:style-name="P3"/>
          </table:table-cell>
          <table:table-cell table:style-name="Table1.B3" office:value-type="string">
            <text:p text:style-name="P28">教练</text:p>
          </table:table-cell>
          <table:table-cell table:style-name="Table1.C3" office:value-type="string">
            <text:p text:style-name="P3"/>
          </table:table-cell>
          <table:table-cell table:style-name="Table1.B3" office:value-type="string">
            <text:p text:style-name="P28">队长</text:p>
          </table:table-cell>
          <table:table-cell table:style-name="Table1.C3" office:value-type="string">
            <text:p text:style-name="P3"/>
          </table:table-cell>
          <table:table-cell table:style-name="Table1.J3" office:value-type="string">
            <text:p text:style-name="P28">球场状态</text:p>
          </table:table-cell>
          <table:table-cell table:style-name="Table1.K3" office:value-type="string">
            <text:p text:style-name="P3"/>
          </table:table-cell>
          <table:table-cell table:style-name="Table1.J3" office:value-type="string">
            <text:p text:style-name="P28">比赛用时</text:p>
          </table:table-cell>
          <table:table-cell table:style-name="Table1.J3" office:value-type="string">
            <text:p text:style-name="P28"><text:s text:c="8"/>小时 <text:s text:c="3"/>分</text:p>
          </table:table-cell>
          <table:table-cell table:style-name="Table1.N3" office:value-type="string">
            <text:p text:style-name="P28"/>
          </table:table-cell>
        </table:table-row>
      </table:table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F"/>
        <table:table-column table:style-name="Table2.I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F"/>
        <table:table-column table:style-name="Table2.I"/>
        <table:table-column table:style-name="Table2.F"/>
        <table:table-column table:style-name="Table2.E"/>
        <table:table-column table:style-name="Table2.F"/>
        <table:table-column table:style-name="Table2.U"/>
        <table:table-column table:style-name="Table2.F"/>
        <table:table-column table:style-name="Table2.I"/>
        <table:table-column table:style-name="Table2.F"/>
        <table:table-column table:style-name="Table2.Y"/>
        <table:table-column table:style-name="Table2.Z" table:number-columns-repeated="11"/>
        <table:table-column table:style-name="Table2.k"/>
        <table:table-row table:style-name="Table2.1">
          <table:table-cell table:style-name="Table2.A1" office:value-type="string">
            <text:p text:style-name="P31">打顺</text:p>
          </table:table-cell>
          <table:table-cell table:style-name="Table2.A1" office:value-type="string">
            <text:p text:style-name="P37"><text:span text:style-name="T8">姓</text:span><text:span text:style-name="T7"> <text:s/></text:span><text:span text:style-name="T8">名</text:span></text:p>
          </table:table-cell>
          <table:table-cell table:style-name="Table2.A1" office:value-type="string">
            <text:p text:style-name="P32">号码</text:p>
          </table:table-cell>
          <table:table-cell table:style-name="Table2.A1" office:value-type="string">
            <text:p text:style-name="P32">位置</text:p>
          </table:table-cell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office:value-type="string">
            <text:p text:style-name="P32">打率</text:p>
          </table:table-cell>
          <table:table-cell table:style-name="Table2.A1" office:value-type="string">
            <text:p text:style-name="P34">打席</text:p>
          </table:table-cell>
          <table:table-cell table:style-name="Table2.A1" office:value-type="string">
            <text:p text:style-name="P34">得分</text:p>
          </table:table-cell>
          <table:table-cell table:style-name="Table2.A1" office:value-type="string">
            <text:p text:style-name="P34">安打</text:p>
          </table:table-cell>
          <table:table-cell table:style-name="Table2.A1" office:value-type="string">
            <text:p text:style-name="P34">打数</text:p>
          </table:table-cell>
          <table:table-cell table:style-name="Table2.A1" office:value-type="string">
            <text:p text:style-name="P34">打点</text:p>
          </table:table-cell>
          <table:table-cell table:style-name="Table2.A1" office:value-type="string">
            <text:p text:style-name="P34">牺牲</text:p>
          </table:table-cell>
          <table:table-cell table:style-name="Table2.A1" office:value-type="string">
            <text:p text:style-name="P34">盗垒</text:p>
          </table:table-cell>
          <table:table-cell table:style-name="Table2.A1" office:value-type="string">
            <text:p text:style-name="P34">四死</text:p>
          </table:table-cell>
          <table:table-cell table:style-name="Table2.A1" office:value-type="string">
            <text:p text:style-name="P34">三振</text:p>
          </table:table-cell>
          <table:table-cell table:style-name="Table2.i1" office:value-type="string">
            <text:p text:style-name="P34">接杀</text:p>
          </table:table-cell>
          <table:table-cell table:style-name="Table2.i1" office:value-type="string">
            <text:p text:style-name="P34">刺杀</text:p>
          </table:table-cell>
          <table:table-cell table:style-name="Table2.k1" office:value-type="string">
            <text:p text:style-name="P34">失误</text:p>
          </table:table-cell>
        </table:table-row>
        <table:table-row table:style-name="Table2.2">
          <table:table-cell table:style-name="Table2.A1" table:number-rows-spanned="3" office:value-type="string">
            <text:p text:style-name="P23">1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2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3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4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5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6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7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8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9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E2" table:number-rows-spanned="3" office:value-type="string">
            <text:p text:style-name="P7"/>
          </table:table-cell>
          <table:table-cell table:style-name="Table2.F2" table:number-rows-spanned="3" office:value-type="string">
            <text:p text:style-name="P6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32">
          <table:table-cell table:style-name="Table2.A1" table:number-rows-spanned="2" table:number-columns-spanned="4" office:value-type="string">
            <text:p text:style-name="P36"><text:span text:style-name="T9">全</text:span><text:span text:style-name="T10"> <text:s/></text:span><text:span text:style-name="T9">队</text:span></text:p>
          </table:table-cell>
          <table:covered-table-cell/>
          <table:covered-table-cell/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table:number-columns-spanned="2" office:value-type="string">
            <text:p text:style-name="P28">安 四 失</text:p>
          </table:table-cell>
          <table:covered-table-cell/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32" office:value-type="string">
            <text:p text:style-name="P1"/>
          </table:table-cell>
        </table:table-row>
        <table:table-row table:style-name="Table2.33">
          <table:covered-table-cell/>
          <table:covered-table-cell/>
          <table:covered-table-cell/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table:number-columns-spanned="2" office:value-type="string">
            <text:p text:style-name="P36"/>
          </table:table-cell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33" office:value-type="string">
            <text:p text:style-name="P1"/>
          </table:table-cell>
        </table:table-row>
      </table:table>
      <text:p text:style-name="P25"/>
      <text:p text:style-name="P27">记录符号<text:span text:style-name="T31">：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3" office:value-type="string">
            <text:p text:style-name="P13"><text:span text:style-name="T16">1 – </text:span><text:span text:style-name="T16">P</text:span><text:span text:style-name="T18">投手</text:span><text:span text:style-name="T17"> <text:s/></text:span><text:span text:style-name="T16">2 – </text:span><text:span text:style-name="T16">C</text:span><text:span text:style-name="T18">捕手</text:span><text:span text:style-name="T17"> <text:s/></text:span><text:span text:style-name="T16">3 – 1</text:span><text:span text:style-name="T16">B</text:span><text:span text:style-name="T18">一垒手</text:span><text:span text:style-name="T17"> </text:span><text:span text:style-name="T16">4 – 2</text:span><text:span text:style-name="T16">B</text:span><text:span text:style-name="T18">二垒手</text:span><text:span text:style-name="T17"> <text:s/></text:span><text:span text:style-name="T16">5 – 3</text:span><text:span text:style-name="T16">B</text:span><text:span text:style-name="T18">三垒手</text:span><text:span text:style-name="T17"> <text:s/></text:span><text:span text:style-name="T16">6 – </text:span><text:span text:style-name="T16">SS</text:span><text:span text:style-name="T18">游击手 <text:s/></text:span><text:span text:style-name="T16">7 – </text:span><text:span text:style-name="T16">LF</text:span><text:span text:style-name="T18">左外野手</text:span><text:span text:style-name="T17"> <text:s/></text:span><text:span text:style-name="T16">8 – </text:span><text:span text:style-name="T16">CF</text:span><text:span text:style-name="T18">中外野手</text:span><text:span text:style-name="T17"> <text:s/></text:span><text:span text:style-name="T16">9 – </text:span><text:span text:style-name="T16">RF</text:span><text:span text:style-name="T18">右外野手</text:span><text:span text:style-name="T17"> <text:s/></text:span><text:span text:style-name="T16">DH</text:span><text:span text:style-name="T18">指定打击</text:span></text:p>
          </table:table-cell>
          <table:table-cell table:style-name="Table3.A1" table:number-rows-spanned="3" office:value-type="string">
            <text:p text:style-name="P13"><text:span text:style-name="T16">HR</text:span><text:span text:style-name="T16"> </text:span><text:span text:style-name="T18">(</text:span><text:span text:style-name="T18">home run</text:span><text:span text:style-name="T18">) 本垒打；</text:span><text:span text:style-name="T16">BB</text:span><text:span text:style-name="T18">(</text:span><text:span text:style-name="T18">walk</text:span><text:span text:style-name="T18">) 四坏保送；</text:span><text:span text:style-name="T16">K</text:span><text:span text:style-name="T18">(</text:span><text:span text:style-name="T18">swinging</text:span><text:span text:style-name="T18">) 三振；反转</text:span><text:span text:style-name="T16">K</text:span><text:span text:style-name="T18">(</text:span><text:span text:style-name="T18">called</text:span><text:span text:style-name="T18">) 第三好球未击；</text:span><text:span text:style-name="T16">BK</text:span><text:span text:style-name="T18">(</text:span><text:span text:style-name="T18">balk</text:span><text:span text:style-name="T18">) 投手犯规；</text:span><text:span text:style-name="T16">FO</text:span><text:span text:style-name="T16">#</text:span><text:span text:style-name="T16">(</text:span><text:span text:style-name="T18">foul out</text:span><text:span text:style-name="T18">) 犯规超过次数；</text:span><text:span text:style-name="T16">FC</text:span><text:span text:style-name="T18">(</text:span><text:span text:style-name="T18">fielder’s choice</text:span><text:span text:style-name="T18">) 选杀；</text:span><text:span text:style-name="T16">SH</text:span><text:span text:style-name="T18">(</text:span><text:span text:style-name="T18">sac bunt</text:span><text:span text:style-name="T18">) 牺牲触击；</text:span><text:span text:style-name="T16">SF#</text:span><text:span text:style-name="T16">(</text:span><text:span text:style-name="T18">sac fly</text:span><text:span text:style-name="T18">) 牺牲腾空球；</text:span><text:span text:style-name="T16">IBB</text:span><text:span text:style-name="T18">(</text:span><text:span text:style-name="T18">intentional BB</text:span><text:span text:style-name="T18">) 故意四坏；</text:span><text:span text:style-name="T16">HBP</text:span><text:span text:style-name="T18">(</text:span><text:span text:style-name="T18">hit by pitch</text:span><text:span text:style-name="T18">) 投球触身；</text:span><text:span text:style-name="T16">WP</text:span><text:span text:style-name="T18">(</text:span><text:span text:style-name="T18">wild pitch</text:span><text:span text:style-name="T18">) 暴投；</text:span><text:span text:style-name="T16">PB</text:span><text:span text:style-name="T16"> 或 ×</text:span><text:span text:style-name="T18">(</text:span><text:span text:style-name="T18">passed ball</text:span><text:span text:style-name="T18">) 接手漏接；</text:span><text:span text:style-name="T16">SB</text:span><text:span text:style-name="T18">(</text:span><text:span text:style-name="T18">stolen base</text:span><text:span text:style-name="T18">) 盗垒；</text:span><text:span text:style-name="T16">CS</text:span><text:span text:style-name="T18">(</text:span><text:span text:style-name="T18">caught stealing</text:span><text:span text:style-name="T18">) 盗垒失败；</text:span><text:span text:style-name="T16">DP</text:span><text:span text:style-name="T18">(double play) 双杀；</text:span><text:span text:style-name="T16">OB</text:span><text:span text:style-name="T18">(</text:span><text:span text:style-name="T18">on base percentage</text:span><text:span text:style-name="T18">) 妨碍跑垒；</text:span><text:span text:style-name="T16">B</text:span><text:span text:style-name="T18">(bunt) 触击</text:span></text:p>
          </table:table-cell>
          <table:table-cell table:style-name="Table3.A1" office:value-type="string">
            <text:p text:style-name="P43"><text:span text:style-name="T20">－</text:span><text:span text:style-name="T6"> </text:span><text:span text:style-name="T27">Ball 坏球</text:span></text:p>
          </table:table-cell>
          <table:table-cell table:style-name="Table3.A1" office:value-type="string">
            <text:p text:style-name="P41"><text:span text:style-name="T29"> </text:span><text:span text:style-name="T29">Strike 击</text:span></text:p>
          </table:table-cell>
          <table:table-cell table:style-name="Table3.E1" office:value-type="string">
            <text:p text:style-name="P41"><text:span text:style-name="T30"></text:span><text:span text:style-name="T29"> 空挥</text:span></text:p>
          </table:table-cell>
        </table:table-row>
        <table:table-row table:style-name="Table3.1">
          <table:covered-table-cell/>
          <table:covered-table-cell/>
          <table:table-cell table:style-name="Table3.C2" office:value-type="string">
            <text:p text:style-name="P43"><text:span text:style-name="T20">﹏</text:span><text:span text:style-name="T19"> </text:span><text:span text:style-name="T28">触击球</text:span></text:p>
          </table:table-cell>
          <table:table-cell table:style-name="Table3.C2" office:value-type="string">
            <text:p text:style-name="P41"> <text:span text:style-name="T28">触击落空</text:span></text:p>
          </table:table-cell>
          <table:table-cell table:style-name="Table3.E2" office:value-type="string">
            <text:p text:style-name="P41"> <text:span text:style-name="T28">界外球</text:span></text:p>
          </table:table-cell>
        </table:table-row>
        <table:table-row table:style-name="Table3.1">
          <table:covered-table-cell/>
          <table:covered-table-cell/>
          <table:table-cell table:style-name="Table3.C2" office:value-type="string">
            <text:p text:style-name="P43"><text:span text:style-name="T20">︶</text:span><text:span text:style-name="T19"> </text:span><text:span text:style-name="T28">地滚球</text:span></text:p>
          </table:table-cell>
          <table:table-cell table:style-name="Table3.C2" office:value-type="string">
            <text:p text:style-name="P43"><text:span text:style-name="T20">︵</text:span><text:span text:style-name="T19"> </text:span><text:span text:style-name="T28">高飞球</text:span></text:p>
          </table:table-cell>
          <table:table-cell table:style-name="Table3.E2" office:value-type="string">
            <text:p text:style-name="P43"><text:span text:style-name="T20">－</text:span><text:span text:style-name="T19"> </text:span><text:span text:style-name="T28">平飞球</text:span></text:p>
          </table:table-cell>
        </table:table-row>
      </table:table>
      <text:p text:style-name="P17"><text:span text:style-name="T21">棒垒球竞赛记录卡1.7版(Under Apache License 2.0) BBS Baseball Society </text:span><text:span text:style-name="T22">TATTOO </text:span><text:span text:style-name="T21">(tattoo@bbsers.org)制作 http://www.bbsers.org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F"/>
        <table:table-column table:style-name="Table4.E"/>
        <table:table-column table:style-name="Table4.F"/>
        <table:table-column table:style-name="Table4.I"/>
        <table:table-column table:style-name="Table4.F"/>
        <table:table-column table:style-name="Table4.I"/>
        <table:table-column table:style-name="Table4.F"/>
        <table:table-column table:style-name="Table4.E"/>
        <table:table-column table:style-name="Table4.F"/>
        <table:table-column table:style-name="Table4.I"/>
        <table:table-column table:style-name="Table4.F"/>
        <table:table-column table:style-name="Table4.I"/>
        <table:table-column table:style-name="Table4.F"/>
        <table:table-column table:style-name="Table4.E"/>
        <table:table-column table:style-name="Table4.F"/>
        <table:table-column table:style-name="Table4.U"/>
        <table:table-column table:style-name="Table4.F"/>
        <table:table-column table:style-name="Table4.I"/>
        <table:table-column table:style-name="Table4.F"/>
        <table:table-column table:style-name="Table4.Y"/>
        <table:table-column table:style-name="Table4.Z" table:number-columns-repeated="11"/>
        <table:table-column table:style-name="Table4.k"/>
        <text:soft-page-break/>
        <table:table-row table:style-name="Table4.1">
          <table:table-cell table:style-name="Table4.A1" office:value-type="string">
            <text:p text:style-name="P31">打顺</text:p>
          </table:table-cell>
          <table:table-cell table:style-name="Table4.A1" office:value-type="string">
            <text:p text:style-name="P37"><text:span text:style-name="T8">姓</text:span><text:span text:style-name="T7"> <text:s/></text:span><text:span text:style-name="T8">名</text:span></text:p>
          </table:table-cell>
          <table:table-cell table:style-name="Table4.A1" office:value-type="string">
            <text:p text:style-name="P32">号码</text:p>
          </table:table-cell>
          <table:table-cell table:style-name="Table4.A1" office:value-type="string">
            <text:p text:style-name="P32">位置</text:p>
          </table:table-cell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table:number-columns-spanned="2" office:value-type="string">
            <text:p text:style-name="P32"/>
          </table:table-cell>
          <table:covered-table-cell/>
          <table:table-cell table:style-name="Table4.A1" office:value-type="string">
            <text:p text:style-name="P32">打率</text:p>
          </table:table-cell>
          <table:table-cell table:style-name="Table4.A1" office:value-type="string">
            <text:p text:style-name="P33">打席</text:p>
          </table:table-cell>
          <table:table-cell table:style-name="Table4.A1" office:value-type="string">
            <text:p text:style-name="P33">得分</text:p>
          </table:table-cell>
          <table:table-cell table:style-name="Table4.A1" office:value-type="string">
            <text:p text:style-name="P33">安打</text:p>
          </table:table-cell>
          <table:table-cell table:style-name="Table4.A1" office:value-type="string">
            <text:p text:style-name="P33">打数</text:p>
          </table:table-cell>
          <table:table-cell table:style-name="Table4.A1" office:value-type="string">
            <text:p text:style-name="P33">打点</text:p>
          </table:table-cell>
          <table:table-cell table:style-name="Table4.A1" office:value-type="string">
            <text:p text:style-name="P33">牺牲</text:p>
          </table:table-cell>
          <table:table-cell table:style-name="Table4.A1" office:value-type="string">
            <text:p text:style-name="P33">盗垒</text:p>
          </table:table-cell>
          <table:table-cell table:style-name="Table4.A1" office:value-type="string">
            <text:p text:style-name="P33">四死</text:p>
          </table:table-cell>
          <table:table-cell table:style-name="Table4.A1" office:value-type="string">
            <text:p text:style-name="P33">三振</text:p>
          </table:table-cell>
          <table:table-cell table:style-name="Table4.i1" office:value-type="string">
            <text:p text:style-name="P33">接杀</text:p>
          </table:table-cell>
          <table:table-cell table:style-name="Table4.i1" office:value-type="string">
            <text:p text:style-name="P33">刺杀</text:p>
          </table:table-cell>
          <table:table-cell table:style-name="Table4.k1" office:value-type="string">
            <text:p text:style-name="P33">失误</text:p>
          </table:table-cell>
        </table:table-row>
        <table:table-row table:style-name="Table4.2">
          <table:table-cell table:style-name="Table4.A1" table:number-rows-spanned="3" office:value-type="string">
            <text:p text:style-name="P23">1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2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3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4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5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6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7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8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9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E2" table:number-rows-spanned="3" office:value-type="string">
            <text:p text:style-name="P7"/>
          </table:table-cell>
          <table:table-cell table:style-name="Table4.F2" table:number-rows-spanned="3" office:value-type="string">
            <text:p text:style-name="P6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5"><text:span text:style-name="T14">[</text:span><text:span text:style-name="T15"> <text:s text:c="2"/></text:span><text:span text:style-name="T14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32">
          <table:table-cell table:style-name="Table4.A1" table:number-rows-spanned="2" table:number-columns-spanned="4" office:value-type="string">
            <text:p text:style-name="P36"><text:span text:style-name="T9">全</text:span><text:span text:style-name="T10"> <text:s/></text:span><text:span text:style-name="T9">队</text:span></text:p>
          </table:table-cell>
          <table:covered-table-cell/>
          <table:covered-table-cell/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table:number-columns-spanned="2" office:value-type="string">
            <text:p text:style-name="P28">安 四 失</text:p>
          </table:table-cell>
          <table:covered-table-cell/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32" office:value-type="string">
            <text:p text:style-name="P1"/>
          </table:table-cell>
        </table:table-row>
        <table:table-row table:style-name="Table4.33">
          <table:covered-table-cell/>
          <table:covered-table-cell/>
          <table:covered-table-cell/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table:number-columns-spanned="2" office:value-type="string">
            <text:p text:style-name="P36"/>
          </table:table-cell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33" office:value-type="string">
            <text:p text:style-name="P1"/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 table:number-columns-repeated="11"/>
        <table:table-column table:style-name="Table5.N"/>
        <table:table-column table:style-name="Table5.O"/>
        <table:table-column table:style-name="Table5.P"/>
        <table:table-column table:style-name="Table5.C" table:number-columns-repeated="11"/>
        <table:table-column table:style-name="Table5.N"/>
        <table:table-column table:style-name="Table5.c"/>
        <table:table-row table:style-name="Table5.1">
          <table:table-cell table:style-name="Table5.A1" office:value-type="string">
            <text:p text:style-name="P30">先攻队投手</text:p>
          </table:table-cell>
          <table:table-cell table:style-name="Table5.A1" office:value-type="string">
            <text:p text:style-name="P8">W</text:p>
          </table:table-cell>
          <table:table-cell table:style-name="Table5.A1" office:value-type="string">
            <text:p text:style-name="P8">L</text:p>
          </table:table-cell>
          <table:table-cell table:style-name="Table5.A1" office:value-type="string">
            <text:p text:style-name="P8">S</text:p>
          </table:table-cell>
          <table:table-cell table:style-name="Table5.A1" office:value-type="string">
            <text:p text:style-name="P8">IP</text:p>
          </table:table-cell>
          <table:table-cell table:style-name="Table5.A1" office:value-type="string">
            <text:p text:style-name="P8">TBF</text:p>
          </table:table-cell>
          <table:table-cell table:style-name="Table5.A1" office:value-type="string">
            <text:p text:style-name="P8">HR</text:p>
          </table:table-cell>
          <table:table-cell table:style-name="Table5.A1" office:value-type="string">
            <text:p text:style-name="P8">ER</text:p>
          </table:table-cell>
          <table:table-cell table:style-name="Table5.A1" office:value-type="string">
            <text:p text:style-name="P8">BB</text:p>
          </table:table-cell>
          <table:table-cell table:style-name="Table5.A1" office:value-type="string">
            <text:p text:style-name="P8">K</text:p>
          </table:table-cell>
          <table:table-cell table:style-name="Table5.A1" office:value-type="string">
            <text:p text:style-name="P8">HR</text:p>
          </table:table-cell>
          <table:table-cell table:style-name="Table5.A1" office:value-type="string">
            <text:p text:style-name="P8">BK</text:p>
          </table:table-cell>
          <table:table-cell table:style-name="Table5.A1" office:value-type="string">
            <text:p text:style-name="P8">WP</text:p>
          </table:table-cell>
          <table:table-cell table:style-name="Table5.A1" office:value-type="string">
            <text:p text:style-name="P8">HBP</text:p>
          </table:table-cell>
          <table:table-cell table:style-name="Table5.O1" office:value-type="string">
            <text:p text:style-name="P30">后攻队投手</text:p>
          </table:table-cell>
          <table:table-cell table:style-name="Table5.A1" office:value-type="string">
            <text:p text:style-name="P8">W</text:p>
          </table:table-cell>
          <table:table-cell table:style-name="Table5.A1" office:value-type="string">
            <text:p text:style-name="P8">L</text:p>
          </table:table-cell>
          <table:table-cell table:style-name="Table5.A1" office:value-type="string">
            <text:p text:style-name="P8">S</text:p>
          </table:table-cell>
          <table:table-cell table:style-name="Table5.A1" office:value-type="string">
            <text:p text:style-name="P8">IP</text:p>
          </table:table-cell>
          <table:table-cell table:style-name="Table5.A1" office:value-type="string">
            <text:p text:style-name="P8">TBF</text:p>
          </table:table-cell>
          <table:table-cell table:style-name="Table5.A1" office:value-type="string">
            <text:p text:style-name="P8">HR</text:p>
          </table:table-cell>
          <table:table-cell table:style-name="Table5.A1" office:value-type="string">
            <text:p text:style-name="P8">ER</text:p>
          </table:table-cell>
          <table:table-cell table:style-name="Table5.A1" office:value-type="string">
            <text:p text:style-name="P8">BB</text:p>
          </table:table-cell>
          <table:table-cell table:style-name="Table5.A1" office:value-type="string">
            <text:p text:style-name="P8">K</text:p>
          </table:table-cell>
          <table:table-cell table:style-name="Table5.A1" office:value-type="string">
            <text:p text:style-name="P8">HR</text:p>
          </table:table-cell>
          <table:table-cell table:style-name="Table5.A1" office:value-type="string">
            <text:p text:style-name="P8">BK</text:p>
          </table:table-cell>
          <table:table-cell table:style-name="Table5.A1" office:value-type="string">
            <text:p text:style-name="P8">WP</text:p>
          </table:table-cell>
          <table:table-cell table:style-name="Table5.A1" office:value-type="string">
            <text:p text:style-name="P8">HBP</text:p>
          </table:table-cell>
          <table:table-cell table:style-name="Table5.c1" table:number-rows-spanned="5" office:value-type="string">
            <text:p text:style-name="P12"><text:span text:style-name="T12">W 胜投；L 败投；S 救援；IP 投球局数；TBF 投球人次；ER 失误；BB 四坏球保送；K 三振；HR 本垒打；<text:line-break/>BK 投手犯规数；WP 暴投<text:line-break/>HBP 触身球</text:span></text:p>
          </table:table-cell>
        </table:table-row>
        <table:table-row table:style-name="Table5.2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O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5.2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O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5.2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O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5.2"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O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table-cell table:style-name="Table5.A5" office:value-type="string">
            <text:p text:style-name="P9"/>
          </table:table-cell>
          <table:covered-table-cell/>
        </table:table-row>
      </table:table>
      <text:p text:style-name="P39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F" table:number-columns-repeated="7"/>
        <table:table-column table:style-name="Table6.M"/>
        <table:table-column table:style-name="Table6.N" table:number-columns-repeated="4"/>
        <table:table-column table:style-name="Table6.R"/>
        <table:table-column table:style-name="Table6.S"/>
        <table:table-column table:style-name="Table6.T"/>
        <table:table-column table:style-name="Table6.U"/>
        <table:table-column table:style-name="Table6.V"/>
        <table:table-column table:style-name="Table6.W"/>
        <table:table-row table:style-name="Table6.1">
          <table:table-cell table:style-name="Table6.A1" office:value-type="string">
            <text:p text:style-name="P26">队名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3</text:p>
          </table:table-cell>
          <table:table-cell table:style-name="Table6.A1" office:value-type="string">
            <text:p text:style-name="P11">4</text:p>
          </table:table-cell>
          <table:table-cell table:style-name="Table6.A1" office:value-type="string">
            <text:p text:style-name="P11">5</text:p>
          </table:table-cell>
          <table:table-cell table:style-name="Table6.A1" office:value-type="string">
            <text:p text:style-name="P11">6</text:p>
          </table:table-cell>
          <table:table-cell table:style-name="Table6.A1" office:value-type="string">
            <text:p text:style-name="P11">7</text:p>
          </table:table-cell>
          <table:table-cell table:style-name="Table6.A1" office:value-type="string">
            <text:p text:style-name="P11">8</text:p>
          </table:table-cell>
          <table:table-cell table:style-name="Table6.A1" office:value-type="string">
            <text:p text:style-name="P11">9</text:p>
          </table:table-cell>
          <table:table-cell table:style-name="Table6.A1" office:value-type="string">
            <text:p text:style-name="P11">10</text:p>
          </table:table-cell>
          <table:table-cell table:style-name="Table6.A1" office:value-type="string">
            <text:p text:style-name="P11">11</text:p>
          </table:table-cell>
          <table:table-cell table:style-name="Table6.A1" office:value-type="string">
            <text:p text:style-name="P18">合计</text:p>
          </table:table-cell>
          <table:table-cell table:style-name="Table6.N1" table:number-columns-spanned="4" office:value-type="string">
            <text:p text:style-name="P14"><text:span text:style-name="T2">投手</text:span><text:span text:style-name="T2">[</text:span><text:span text:style-name="T2">上场局</text:span><text:span text:style-name="T2">]</text:span></text:p>
          </table:table-cell>
          <table:covered-table-cell/>
          <table:covered-table-cell/>
          <table:covered-table-cell/>
          <table:table-cell table:style-name="Table6.N1" office:value-type="string">
            <text:p text:style-name="P19">主裁</text:p>
          </table:table-cell>
          <table:table-cell table:style-name="Table6.S1" table:number-columns-spanned="2" office:value-type="string">
            <text:p text:style-name="P21"/>
          </table:table-cell>
          <table:covered-table-cell/>
          <table:table-cell table:style-name="Table6.A1" office:value-type="string">
            <text:p text:style-name="P19">记录</text:p>
          </table:table-cell>
          <table:table-cell table:style-name="Table6.V1" table:number-columns-spanned="2" office:value-type="string">
            <text:p text:style-name="P21"/>
          </table:table-cell>
          <table:covered-table-cell/>
        </table:table-row>
        <table:table-row table:style-name="Table6.2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2"/>
          </table:table-cell>
          <table:table-cell table:style-name="Table6.N2" office:value-type="string">
            <text:p text:style-name="P15"><text:span text:style-name="T2">[</text:span><text:span text:style-name="T13">1下</text:span><text:span text:style-name="T2">]</text:span></text:p>
          </table:table-cell>
          <table:table-cell table:style-name="Table6.A2" office:value-type="string">
            <text:p text:style-name="P20">[ <text:s text:c="2"/>]</text:p>
          </table:table-cell>
          <table:table-cell table:style-name="Table6.A2" office:value-type="string">
            <text:p text:style-name="P20">[ <text:s text:c="2"/>]</text:p>
          </table:table-cell>
          <table:table-cell table:style-name="Table6.A2" office:value-type="string">
            <text:p text:style-name="P20">[ <text:s text:c="2"/>]</text:p>
          </table:table-cell>
          <table:table-cell table:style-name="Table6.R2" table:number-rows-spanned="2" office:value-type="string">
            <text:p text:style-name="P19">司垒</text:p>
          </table:table-cell>
          <table:table-cell table:style-name="Table6.S2" office:value-type="string">
            <text:p text:style-name="P19">一垒</text:p>
          </table:table-cell>
          <table:table-cell table:style-name="Table6.S2" table:number-columns-spanned="3" office:value-type="string">
            <text:p text:style-name="P19">二垒</text:p>
          </table:table-cell>
          <table:covered-table-cell/>
          <table:covered-table-cell/>
          <table:table-cell table:style-name="Table6.W2" office:value-type="string">
            <text:p text:style-name="P19">三垒</text:p>
          </table:table-cell>
        </table:table-row>
        <table:table-row table:style-name="Table6.2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2"/>
          </table:table-cell>
          <table:table-cell table:style-name="Table6.N2" office:value-type="string">
            <text:p text:style-name="P15"><text:span text:style-name="T2">[</text:span><text:span text:style-name="T13">1上</text:span><text:span text:style-name="T2">]</text:span></text:p>
          </table:table-cell>
          <table:table-cell table:style-name="Table6.A2" office:value-type="string">
            <text:p text:style-name="P20">[ <text:s text:c="2"/>]</text:p>
          </table:table-cell>
          <table:table-cell table:style-name="Table6.A2" office:value-type="string">
            <text:p text:style-name="P20">[ <text:s text:c="2"/>]</text:p>
          </table:table-cell>
          <table:table-cell table:style-name="Table6.A2" office:value-type="string">
            <text:p text:style-name="P20">[ <text:s text:c="2"/>]</text:p>
          </table:table-cell>
          <table:covered-table-cell/>
          <table:table-cell table:style-name="Table6.S2" office:value-type="string">
            <text:p text:style-name="P21"/>
          </table:table-cell>
          <table:table-cell table:style-name="Table6.S2" table:number-columns-spanned="3" office:value-type="string">
            <text:p text:style-name="P21"/>
          </table:table-cell>
          <table:covered-table-cell/>
          <table:covered-table-cell/>
          <table:table-cell table:style-name="Table6.W2" office:value-type="string">
            <text:p text:style-name="P21"/>
          </table:table-cell>
        </table:table-row>
      </table:table>
      <text:p text:style-name="P16"><text:span text:style-name="T23">棒垒球竞赛记录卡1.7版(Under Apache License 2.0) BBS Baseball Society </text:span><text:span text:style-name="T22">TATTOO </text:span><text:span text:style-name="T23">(tattoo@bbsers.org)</text:span><text:span text:style-name="T24">制作</text:span><text:span text:style-name="T23"> http://www.bbsers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Hurry Up" svg:font-family="'Hurry Up'" style:font-pitch="variable"/>
    <style:font-face style:name="Planet Benson 2" svg:font-family="'Planet Benson 2'" style:font-pitch="variable"/>
    <style:font-face style:name="宋体" svg:font-family="宋体, SimSun" style:font-pitch="variable"/>
    <style:font-face style:name="微软雅黑" svg:font-family="微软雅黑" style:font-pitch="variable"/>
    <style:font-face style:name="新細明體" svg:font-family="新細明體" style:font-pitch="variable"/>
    <style:font-face style:name="方正行楷简体" svg:font-family="方正行楷简体, 宋体" style:font-pitch="variable"/>
    <style:font-face style:name="黑体" svg:font-family="黑体, SimHei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微软雅黑1" svg:font-family="微软雅黑" style:font-family-generic="swiss" style:font-pitch="variable"/>
    <style:font-face style:name="DejaVu Serif" svg:font-family="'DejaVu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erif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DejaVu Serif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cm" fo:margin-right="1cm" style:writing-mode="lr-tb" style:layout-grid-color="#c0c0c0" style:layout-grid-lines="35" style:layout-grid-base-height="0.55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0.7cm" fo:margin-bottom="0.501cm" fo:margin-left="1cm" fo:margin-right="1cm" style:writing-mode="lr-tb" style:layout-grid-color="#c0c0c0" style:layout-grid-lines="35" style:layout-grid-base-height="0.55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棒垒球俱乐部</dc:title>
    <meta:initial-creator>tattoo</meta:initial-creator>
    <meta:creation-date>2010-05-26T16:33:00</meta:creation-date>
    <dc:date>2010-11-20T02:01:29</dc:date>
    <meta:print-date>2005-07-04T14:27:00</meta:print-date>
    <meta:editing-cycles>6</meta:editing-cycles>
    <meta:editing-duration>PT01H02M13S</meta:editing-duration>
    <meta:generator>OpenOffice.org/3.2$Linux OpenOffice.org_project/320m19$Build-9505</meta:generator>
    <dc:creator>wangjh </dc:creator>
    <meta:document-statistic meta:table-count="6" meta:image-count="1" meta:object-count="0" meta:page-count="2" meta:paragraph-count="407" meta:word-count="761" meta:character-count="1695"/>
    <meta:user-defined meta:name="Info 1"/>
    <meta:user-defined meta:name="Info 2"/>
    <meta:user-defined meta:name="Info 3"/>
    <meta:user-defined meta:name="Info 4"/>
  </office:meta>
</office:document-meta>
</file>